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24DD4CBE6B.png" manifest:media-type="image/png"/>
  <manifest:file-entry manifest:full-path="Pictures/100000000000002600000022FC818782.png" manifest:media-type="image/png"/>
  <manifest:file-entry manifest:full-path="Pictures/100000000000001B000000192300472C.png" manifest:media-type="image/png"/>
  <manifest:file-entry manifest:full-path="Pictures/10000201000000290000002A908776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B Nazanin" svg:font-family="'B Nazanin'" style:font-pitch="variable"/>
    <style:font-face style:name="B Titr" svg:font-family="'B Tit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roductVisionBoard" style:family="table">
      <style:table-properties style:width="23.94cm" table:align="margins" style:writing-mode="rl-tb"/>
    </style:style>
    <style:style style:name="ProductVisionBoard.A" style:family="table-column">
      <style:table-column-properties style:column-width="5.983cm" style:rel-column-width="16378*"/>
    </style:style>
    <style:style style:name="ProductVisionBoard.B" style:family="table-column">
      <style:table-column-properties style:column-width="5.985cm" style:rel-column-width="16383*"/>
    </style:style>
    <style:style style:name="ProductVisionBoard.D" style:family="table-column">
      <style:table-column-properties style:column-width="5.988cm" style:rel-column-width="16391*"/>
    </style:style>
    <style:style style:name="ProductVisionBoard.A1" style:family="table-cell">
      <style:table-cell-properties fo:background-color="#ffffcc" fo:padding="0.097cm" fo:border="0.05pt solid #000000">
        <style:background-image/>
      </style:table-cell-properties>
    </style:style>
    <style:style style:name="ProductVisionBoard.2" style:family="table-row">
      <style:table-row-properties style:min-row-height="7.313cm"/>
    </style:style>
    <style:style style:name="ProductVisionBoard.A2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ProductVisionBoard.D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 style:writing-mode="rl-tb"/>
      <style:text-properties officeooo:rsid="0015e9f0" officeooo:paragraph-rsid="0015e9f0"/>
    </style:style>
    <style:style style:name="P2" style:family="paragraph" style:parent-style-name="Standard">
      <style:paragraph-properties fo:text-align="end" style:justify-single-word="false" style:writing-mode="rl-tb"/>
      <style:text-properties fo:font-size="22pt" officeooo:rsid="001fdb4c" officeooo:paragraph-rsid="001fdb4c" style:font-size-asian="22pt" style:font-name-complex="B Titr" style:font-size-complex="22pt"/>
    </style:style>
    <style:style style:name="P3" style:family="paragraph" style:parent-style-name="Table_20_Contents">
      <style:paragraph-properties fo:text-align="end" style:justify-single-word="false" style:writing-mode="rl-tb"/>
      <style:text-properties style:font-name="B Titr" fo:font-weight="bold" officeooo:rsid="001833ca" officeooo:paragraph-rsid="001833ca" style:font-weight-asian="bold" style:font-name-complex="B Titr" style:font-weight-complex="bold"/>
    </style:style>
    <style:style style:name="P4" style:family="paragraph" style:parent-style-name="Table_20_Contents">
      <style:paragraph-properties fo:text-align="end" style:justify-single-word="false" style:writing-mode="rl-tb"/>
      <style:text-properties style:font-name="B Titr" fo:font-weight="bold" style:font-weight-asian="bold" style:font-name-complex="B Titr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5e9f0" officeooo:paragraph-rsid="0015e9f0"/>
    </style:style>
    <style:style style:name="P6" style:family="paragraph" style:parent-style-name="Table_20_Contents">
      <style:paragraph-properties fo:margin-left="0.185cm" fo:margin-right="0.185cm" fo:margin-top="0.275cm" fo:margin-bottom="0.275cm" style:contextual-spacing="false" fo:text-align="end" style:justify-single-word="false" fo:text-indent="0.185cm" style:auto-text-indent="false"/>
      <style:text-properties style:font-name="B Nazanin" fo:font-size="15pt" fo:font-weight="bold" officeooo:rsid="001a25c3" officeooo:paragraph-rsid="001a25c3" style:font-size-asian="15pt" style:font-weight-asian="bold" style:font-name-complex="B Nazanin" style:font-size-complex="15pt" style:font-weight-complex="bold"/>
    </style:style>
    <style:style style:name="P7" style:family="paragraph" style:parent-style-name="Table_20_Contents">
      <style:paragraph-properties fo:margin-left="0.185cm" fo:margin-right="0.185cm" fo:margin-top="0.275cm" fo:margin-bottom="0.275cm" style:contextual-spacing="false" fo:text-align="end" style:justify-single-word="false" fo:text-indent="0.185cm" style:auto-text-indent="false"/>
      <style:text-properties style:font-name="B Nazanin" fo:font-size="15pt" fo:font-weight="bold" officeooo:rsid="001b5a43" officeooo:paragraph-rsid="001c0d8f" style:font-size-asian="15pt" style:font-weight-asian="bold" style:font-name-complex="B Nazanin" style:font-size-complex="15pt" style:font-weight-complex="bold"/>
    </style:style>
    <style:style style:name="P8" style:family="paragraph" style:parent-style-name="Table_20_Contents">
      <style:paragraph-properties fo:margin-left="0.185cm" fo:margin-right="0.185cm" fo:margin-top="0.275cm" fo:margin-bottom="0.275cm" style:contextual-spacing="false" fo:text-align="end" style:justify-single-word="false" fo:text-indent="0.185cm" style:auto-text-indent="false"/>
      <style:text-properties style:font-name="B Nazanin" fo:font-size="15pt" fo:font-weight="bold" officeooo:rsid="001dad7a" officeooo:paragraph-rsid="001dad7a" style:font-size-asian="15pt" style:font-weight-asian="bold" style:font-name-complex="B Nazanin" style:font-size-complex="15pt" style:font-weight-complex="bold"/>
    </style:style>
    <style:style style:name="P9" style:family="paragraph" style:parent-style-name="Table_20_Contents">
      <style:paragraph-properties fo:margin-left="0.185cm" fo:margin-right="0.185cm" fo:margin-top="0.275cm" fo:margin-bottom="0.275cm" style:contextual-spacing="false" fo:text-align="end" style:justify-single-word="false" fo:text-indent="0.185cm" style:auto-text-indent="false"/>
      <style:text-properties style:font-name="B Nazanin" fo:font-size="15pt" officeooo:rsid="001a25c3" officeooo:paragraph-rsid="001a25c3" style:font-size-asian="15pt" style:font-name-complex="B Nazanin" style:font-size-complex="15pt"/>
    </style:style>
    <style:style style:name="P10" style:family="paragraph" style:parent-style-name="Table_20_Contents">
      <style:paragraph-properties fo:margin-left="0.185cm" fo:margin-right="0.185cm" fo:margin-top="0.275cm" fo:margin-bottom="0.275cm" style:contextual-spacing="false" fo:text-align="start" style:justify-single-word="false" fo:text-indent="0.185cm" style:auto-text-indent="false"/>
      <style:text-properties style:font-name="B Nazanin" fo:font-size="15pt" officeooo:rsid="001a25c3" officeooo:paragraph-rsid="001a25c3" style:font-size-asian="15pt" style:font-name-complex="B Nazanin" style:font-size-complex="15pt"/>
    </style:style>
    <style:style style:name="P11" style:family="paragraph" style:parent-style-name="Table_20_Contents">
      <style:paragraph-properties fo:margin-left="0.185cm" fo:margin-right="0.185cm" fo:margin-top="0.275cm" fo:margin-bottom="0.275cm" style:contextual-spacing="false" fo:text-align="end" style:justify-single-word="false" fo:text-indent="0.185cm" style:auto-text-indent="false"/>
      <style:text-properties style:font-name="B Nazanin" fo:font-size="15pt" officeooo:rsid="001cf233" officeooo:paragraph-rsid="001cf233" style:font-size-asian="15pt" style:font-name-complex="B Nazanin" style:font-size-complex="15pt"/>
    </style:style>
    <style:style style:name="P12" style:family="paragraph" style:parent-style-name="Table_20_Contents">
      <style:paragraph-properties fo:margin-left="0.185cm" fo:margin-right="0.185cm" fo:margin-top="0.275cm" fo:margin-bottom="0.275cm" style:contextual-spacing="false" fo:text-align="end" style:justify-single-word="false" fo:text-indent="0.185cm" style:auto-text-indent="false"/>
      <style:text-properties style:font-name="B Nazanin" fo:font-size="15pt" officeooo:rsid="001b5a43" officeooo:paragraph-rsid="001c0d8f" style:font-size-asian="15pt" style:font-name-complex="B Nazanin" style:font-size-complex="15pt"/>
    </style:style>
    <style:style style:name="P13" style:family="paragraph" style:parent-style-name="Table_20_Contents">
      <style:paragraph-properties fo:margin-left="0.185cm" fo:margin-right="0.185cm" fo:margin-top="0.275cm" fo:margin-bottom="0.275cm" style:contextual-spacing="false" fo:text-align="start" style:justify-single-word="false" fo:text-indent="0.185cm" style:auto-text-indent="false"/>
      <style:text-properties style:font-name="B Nazanin" fo:font-size="15pt" officeooo:rsid="001b5a43" officeooo:paragraph-rsid="001c0d8f" style:font-size-asian="15pt" style:font-name-complex="B Nazanin" style:font-size-complex="15pt"/>
    </style:style>
    <style:style style:name="P14" style:family="paragraph" style:parent-style-name="Table_20_Contents">
      <style:paragraph-properties fo:margin-left="0.185cm" fo:margin-right="0.185cm" fo:margin-top="0.275cm" fo:margin-bottom="0.275cm" style:contextual-spacing="false" fo:text-align="end" style:justify-single-word="false" fo:text-indent="0.185cm" style:auto-text-indent="false"/>
      <style:text-properties style:font-name="B Nazanin" fo:font-size="15pt" officeooo:rsid="001c0d8f" officeooo:paragraph-rsid="001c0d8f" style:font-size-asian="15pt" style:font-name-complex="B Nazanin" style:font-size-complex="15pt"/>
    </style:style>
    <style:style style:name="P15" style:family="paragraph" style:parent-style-name="Table_20_Contents">
      <style:paragraph-properties fo:margin-left="0.185cm" fo:margin-right="0.185cm" fo:margin-top="0.275cm" fo:margin-bottom="0.275cm" style:contextual-spacing="false" fo:text-align="end" style:justify-single-word="false" fo:text-indent="0.185cm" style:auto-text-indent="false"/>
      <style:text-properties style:font-name="B Nazanin" fo:font-size="15pt" officeooo:rsid="001dad7a" officeooo:paragraph-rsid="001dad7a" style:font-size-asian="15pt" style:font-name-complex="B Nazanin" style:font-size-complex="15pt"/>
    </style:style>
    <style:style style:name="P16" style:family="paragraph" style:parent-style-name="Table_20_Contents">
      <style:paragraph-properties fo:margin-left="0.185cm" fo:margin-right="0.185cm" fo:margin-top="0.275cm" fo:margin-bottom="0.275cm" style:contextual-spacing="false" fo:text-align="start" style:justify-single-word="false" fo:text-indent="0.185cm" style:auto-text-indent="false"/>
      <style:text-properties style:font-name="B Nazanin" fo:font-size="15pt" officeooo:rsid="001dad7a" officeooo:paragraph-rsid="001dad7a" style:font-size-asian="15pt" style:font-name-complex="B Nazanin" style:font-size-complex="15pt"/>
    </style:style>
    <style:style style:name="P17" style:family="paragraph" style:parent-style-name="Table_20_Contents">
      <style:paragraph-properties fo:margin-left="0.185cm" fo:margin-right="0.185cm" fo:margin-top="0.275cm" fo:margin-bottom="0.275cm" style:contextual-spacing="false" fo:text-align="end" style:justify-single-word="false" fo:text-indent="0.185cm" style:auto-text-indent="false"/>
      <style:text-properties fo:font-size="15pt" officeooo:rsid="001a25c3" officeooo:paragraph-rsid="001a25c3" style:font-size-asian="15pt" style:font-size-complex="15pt"/>
    </style:style>
    <style:style style:name="P18" style:family="paragraph" style:parent-style-name="Table_20_Contents">
      <style:paragraph-properties fo:margin-left="0cm" fo:margin-right="0.185cm" fo:margin-top="0.275cm" fo:margin-bottom="0.275cm" style:contextual-spacing="false" fo:text-align="end" style:justify-single-word="false" fo:text-indent="0cm" style:auto-text-indent="false"/>
      <style:text-properties style:font-name="B Nazanin" fo:font-size="15pt" officeooo:rsid="001effa1" officeooo:paragraph-rsid="001effa1" style:font-size-asian="15pt" style:font-name-complex="B Nazanin" style:font-size-complex="15pt"/>
    </style:style>
    <style:style style:name="P19" style:family="paragraph" style:parent-style-name="Table_20_Contents">
      <style:paragraph-properties fo:text-align="end" style:justify-single-word="false" style:writing-mode="rl-tb"/>
      <style:text-properties style:font-name="B Titr" fo:font-weight="bold" officeooo:rsid="001833ca" officeooo:paragraph-rsid="001833ca" style:font-weight-asian="bold" style:font-name-complex="B Titr" style:font-weight-complex="bold"/>
    </style:style>
    <style:style style:name="T1" style:family="text">
      <style:text-properties officeooo:rsid="001b5a43"/>
    </style:style>
    <style:style style:name="T2" style:family="text">
      <style:text-properties officeooo:rsid="001c0d8f"/>
    </style:style>
    <style:style style:name="T3" style:family="text">
      <style:text-properties fo:font-weight="normal" officeooo:rsid="001c0d8f" style:font-weight-asian="normal" style:font-weight-complex="normal"/>
    </style:style>
    <style:style style:name="T4" style:family="text">
      <style:text-properties officeooo:rsid="001cf233"/>
    </style:style>
    <style:style style:name="T5" style:family="text">
      <style:text-properties officeooo:rsid="001effa1"/>
    </style:style>
    <style:style style:name="T6" style:family="text">
      <style:text-properties officeooo:rsid="002624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چشم انداز محصول:</text:p>
      <text:p text:style-name="P5"/>
      <text:p text:style-name="P5"><draw:frame draw:style-name="fr1" draw:name="Image1" text:anchor-type="paragraph" svg:x="18.641cm" svg:y="1.972cm" svg:width="1.446cm" svg:height="1.482cm" draw:z-index="0"><draw:image xlink:href="Pictures/10000201000000290000002A90877642.png" xlink:type="simple" xlink:show="embed" xlink:actuate="onLoad"/></draw:frame></text:p>
      <table:table table:name="ProductVisionBoard" table:style-name="ProductVisionBoard">
        <table:table-column table:style-name="ProductVisionBoard.A"/>
        <table:table-column table:style-name="ProductVisionBoard.B" table:number-columns-repeated="2"/>
        <table:table-column table:style-name="ProductVisionBoard.D"/>
        <table:table-row>
          <table:table-cell table:style-name="ProductVisionBoard.A1" table:number-columns-spanned="4" office:value-type="string">
            <text:p text:style-name="P3"/>
            <text:p text:style-name="P3">شبکه‌ی اجتماعی محتوا محور Agile (شامّا)</text:p>
            <text:p text:style-name="P4"/>
          </table:table-cell>
          <table:covered-table-cell/>
          <table:covered-table-cell/>
          <table:covered-table-cell/>
        </table:table-row>
        <table:table-row table:style-name="ProductVisionBoard.2">
          <table:table-cell table:style-name="ProductVisionBoard.A2" office:value-type="string">
            <text:p text:style-name="P6">گروه هدف</text:p>
            <text:p text:style-name="P10"/>
            <text:p text:style-name="P9">*کلیه‌ی افراد علاقه‌مند به مطالعه‌ی <text:s/>متدولوژی‌های Agile</text:p>
            <text:p text:style-name="P9"/>
            <text:p text:style-name="P9">* افرادی که محتوا‌ی قابل اشتراک دارند مانند اساتید دانشگاه و practioner های Agile </text:p>
            <text:p text:style-name="P17"/>
            <text:p text:style-name="P17"/>
          </table:table-cell>
          <table:table-cell table:style-name="ProductVisionBoard.A2" office:value-type="string">
            <text:p text:style-name="P6"><draw:frame draw:style-name="fr1" draw:name="Image2" text:anchor-type="paragraph" svg:x="4.233cm" svg:y="0.12cm" svg:width="0.953cm" svg:height="0.88cm" draw:z-index="1"><draw:image xlink:href="Pictures/100000000000001B000000192300472C.png" xlink:type="simple" xlink:show="embed" xlink:actuate="onLoad"/></draw:frame>نیازمندی‌ها</text:p>
            <text:p text:style-name="P10"/>
            <text:p text:style-name="P9">* <text:span text:style-name="T1">از تجربه‌ی متخصصان برای یافتن جواب خود در حوزه‌ی Agile استفاده کند.</text:span></text:p>
            <text:p text:style-name="P9">* <text:span text:style-name="T1">منابع متناسب با نیاز علمی خود پیدا کند.</text:span></text:p>
            <text:p text:style-name="P9">* <text:span text:style-name="T1">به اشتراک گذاشتن مطالب مفید در حوزه‌ی Agile </text:span></text:p>
            <text:p text:style-name="P11">* پیگیری اخبار مربوط به حوزه‌ی Agile</text:p>
          </table:table-cell>
          <table:table-cell table:style-name="ProductVisionBoard.A2" office:value-type="string">
            <text:p text:style-name="P7"><draw:frame draw:style-name="fr1" draw:name="Image3" text:anchor-type="paragraph" svg:x="3.812cm" svg:y="0.055cm" svg:width="1.341cm" svg:height="1.199cm" draw:z-index="2"><draw:image xlink:href="Pictures/100000000000002600000022FC818782.png" xlink:type="simple" xlink:show="embed" xlink:actuate="onLoad"/></draw:frame>محصول</text:p>
            <text:p text:style-name="P13"/>
            <text:p text:style-name="P12"><text:bookmark-start text:name="__DdeLink__132_1099057631"/>* <text:span text:style-name="T2">بستر مناسب برای پرسش و پاسخ </text:span><text:bookmark-end text:name="__DdeLink__132_1099057631"/></text:p>
            <text:p text:style-name="P12"><text:bookmark-start text:name="__DdeLink__126_1099057631"/>* <text:span text:style-name="T2">طبقه‌بندی اسناد و منابع براساس موضوع و مخاطب </text:span><text:bookmark-end text:name="__DdeLink__126_1099057631"/></text:p>
            <text:p text:style-name="P14">* <text:bookmark-start text:name="__DdeLink__128_1099057631"/>برچسب‌گذاری و جستجوی <text:span text:style-name="T6">محتوا‌</text:span> و افراد <text:span text:style-name="T4">(Tagging)</text:span><text:bookmark-end text:name="__DdeLink__128_1099057631"/></text:p>
            <text:p text:style-name="P14"><text:bookmark-start text:name="__DdeLink__124_1099057631"/>* <text:span text:style-name="T6">تولید محتوا/ معرفی منبع و </text:span><text:bookmark-start text:name="__DdeLink__130_1099057631"/><text:span text:style-name="T6">به اشتراک‌گذاری آن‌ها و امکان نظردهی</text:span><text:bookmark-end text:name="__DdeLink__124_1099057631"/><text:bookmark-end text:name="__DdeLink__130_1099057631"/></text:p>
            <text:p text:style-name="P14">* <text:span text:style-name="T4">نمایش Feed رویدادهای مهم سایت</text:span></text:p>
          </table:table-cell>
          <table:table-cell table:style-name="ProductVisionBoard.D2" office:value-type="string">
            <text:p text:style-name="P8"><draw:frame draw:style-name="fr1" draw:name="Image4" text:anchor-type="paragraph" svg:x="4.286cm" svg:y="0.086cm" svg:width="0.988cm" svg:height="1.268cm" draw:z-index="3"><draw:image xlink:href="Pictures/100000000000001C00000024DD4CBE6B.png" xlink:type="simple" xlink:show="embed" xlink:actuate="onLoad"/></draw:frame>ارزش</text:p>
            <text:p text:style-name="P16"/>
            <text:p text:style-name="P15">* افزایش سرمایه‌ی دانشی <text:span text:style-name="T5">کاربران </text:span></text:p>
            <text:p text:style-name="P15">* <text:span text:style-name="T5">تسهیل ارتباط با نخبگان حوزه‌ی Agile </text:span></text:p>
            <text:p text:style-name="P15">* <text:span text:style-name="T5">محبوبیت و مقبولیت شرکت در بین متخصصین حوزه‌ی Agile</text:span></text:p>
            <text:p text:style-name="P1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B Nazanin" svg:font-family="'B Nazanin'" style:font-pitch="variable"/>
    <style:font-face style:name="B Titr" svg:font-family="'B Tit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2T11:29:13.091902551</meta:creation-date>
    <dc:date>2014-11-24T15:18:04.721277397</dc:date>
    <meta:editing-duration>PT1H46M50S</meta:editing-duration>
    <meta:editing-cycles>13</meta:editing-cycles>
    <meta:generator>LibreOffice/4.2.7.2$Linux_X86_64 LibreOffice_project/420m0$Build-2</meta:generator>
    <meta:document-statistic meta:table-count="1" meta:image-count="4" meta:object-count="0" meta:page-count="1" meta:paragraph-count="20" meta:word-count="137" meta:character-count="733" meta:non-whitespace-character-count="609"/>
  </office:meta>
</office:document-meta>
</file>